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eabe3" officeooo:paragraph-rsid="000eabe3"/>
    </style:style>
    <style:style style:name="P2" style:family="paragraph" style:parent-style-name="Text_20_body">
      <style:text-properties officeooo:rsid="00223f45" officeooo:paragraph-rsid="00223f45"/>
    </style:style>
    <style:style style:name="P3" style:family="paragraph" style:parent-style-name="Title">
      <style:text-properties officeooo:rsid="000cc71f" officeooo:paragraph-rsid="000cc71f"/>
    </style:style>
    <style:style style:name="P4" style:family="paragraph" style:parent-style-name="Heading_20_2">
      <style:text-properties officeooo:rsid="000eabe3" officeooo:paragraph-rsid="000eabe3"/>
    </style:style>
    <style:style style:name="P5" style:family="paragraph" style:parent-style-name="Text_20_body" style:list-style-name="L1">
      <style:text-properties officeooo:rsid="00163176" officeooo:paragraph-rsid="00163176"/>
    </style:style>
    <style:style style:name="P6" style:family="paragraph" style:parent-style-name="Text_20_body" style:list-style-name="L2">
      <style:text-properties officeooo:rsid="00163176" officeooo:paragraph-rsid="00163176"/>
    </style:style>
    <style:style style:name="P7" style:family="paragraph" style:parent-style-name="Text_20_body" style:list-style-name="L2">
      <style:text-properties officeooo:rsid="000cc71f" officeooo:paragraph-rsid="000cc71f"/>
    </style:style>
    <style:style style:name="P8" style:family="paragraph" style:parent-style-name="Text_20_body" style:list-style-name="L2">
      <style:text-properties officeooo:rsid="000ddb1c" officeooo:paragraph-rsid="000ddb1c"/>
    </style:style>
    <style:style style:name="P9" style:family="paragraph" style:parent-style-name="Text_20_body" style:list-style-name="L2">
      <style:text-properties officeooo:rsid="000ddb1c" officeooo:paragraph-rsid="0020500d"/>
    </style:style>
    <style:style style:name="P10" style:family="paragraph" style:parent-style-name="Text_20_body" style:list-style-name="L2">
      <style:text-properties officeooo:rsid="00159c53" officeooo:paragraph-rsid="00159c53"/>
    </style:style>
    <style:style style:name="P11" style:family="paragraph" style:parent-style-name="Text_20_body" style:list-style-name="L2">
      <style:text-properties officeooo:rsid="00159c53" officeooo:paragraph-rsid="0017f889"/>
    </style:style>
    <style:style style:name="P12" style:family="paragraph" style:parent-style-name="Text_20_body" style:list-style-name="L2">
      <style:text-properties officeooo:rsid="00159c53" officeooo:paragraph-rsid="001915dc"/>
    </style:style>
    <style:style style:name="P13" style:family="paragraph" style:parent-style-name="Text_20_body" style:list-style-name="L2">
      <style:text-properties officeooo:rsid="0017f889" officeooo:paragraph-rsid="0017f889"/>
    </style:style>
    <style:style style:name="P14" style:family="paragraph" style:parent-style-name="Text_20_body" style:list-style-name="L2">
      <style:text-properties officeooo:rsid="001a6c6f" officeooo:paragraph-rsid="001a6c6f"/>
    </style:style>
    <style:style style:name="P15" style:family="paragraph" style:parent-style-name="Text_20_body" style:list-style-name="L2">
      <style:text-properties officeooo:rsid="0020500d" officeooo:paragraph-rsid="0020500d"/>
    </style:style>
    <style:style style:name="P16" style:family="paragraph" style:parent-style-name="Text_20_body" style:list-style-name="L2">
      <style:text-properties officeooo:rsid="000dfc6c" officeooo:paragraph-rsid="000dfc6c"/>
    </style:style>
    <style:style style:name="P17" style:family="paragraph" style:parent-style-name="Text_20_body" style:list-style-name="L3">
      <style:text-properties officeooo:rsid="000eabe3" officeooo:paragraph-rsid="000eabe3"/>
    </style:style>
    <style:style style:name="P18" style:family="paragraph" style:parent-style-name="Text_20_body" style:list-style-name="L3">
      <style:text-properties officeooo:rsid="000eabe3" officeooo:paragraph-rsid="0024e7be"/>
    </style:style>
    <style:style style:name="P19" style:family="paragraph" style:parent-style-name="Text_20_body" style:list-style-name="L4">
      <style:text-properties officeooo:paragraph-rsid="00116e6b"/>
    </style:style>
    <style:style style:name="P20" style:family="paragraph" style:parent-style-name="Text_20_body" style:list-style-name="L4">
      <style:text-properties officeooo:rsid="00107292" officeooo:paragraph-rsid="00116e6b"/>
    </style:style>
    <style:style style:name="P21" style:family="paragraph" style:parent-style-name="Text_20_body" style:list-style-name="L4">
      <style:text-properties officeooo:rsid="00116e6b" officeooo:paragraph-rsid="0013a20e"/>
    </style:style>
    <style:style style:name="P22" style:family="paragraph" style:parent-style-name="Text_20_body" style:list-style-name="L4">
      <style:text-properties officeooo:rsid="00116e6b" officeooo:paragraph-rsid="00116e6b"/>
    </style:style>
    <style:style style:name="P23" style:family="paragraph" style:parent-style-name="Text_20_body" style:list-style-name="L4">
      <style:text-properties officeooo:rsid="00116e6b" officeooo:paragraph-rsid="001c66f7"/>
    </style:style>
    <style:style style:name="P24" style:family="paragraph" style:parent-style-name="Text_20_body" style:list-style-name="L4">
      <style:text-properties officeooo:rsid="0013a20e" officeooo:paragraph-rsid="0013a20e"/>
    </style:style>
    <style:style style:name="P25" style:family="paragraph" style:parent-style-name="Text_20_body" style:list-style-name="L4">
      <style:text-properties officeooo:rsid="001c441a" officeooo:paragraph-rsid="001c441a"/>
    </style:style>
    <style:style style:name="P26" style:family="paragraph" style:parent-style-name="Text_20_body" style:list-style-name="L4">
      <style:text-properties officeooo:rsid="001c66f7" officeooo:paragraph-rsid="001c66f7"/>
    </style:style>
    <style:style style:name="T1" style:family="text">
      <style:text-properties officeooo:rsid="000ddb1c"/>
    </style:style>
    <style:style style:name="T2" style:family="text">
      <style:text-properties officeooo:rsid="000dfc6c"/>
    </style:style>
    <style:style style:name="T3" style:family="text">
      <style:text-properties officeooo:rsid="00116e6b"/>
    </style:style>
    <style:style style:name="T4" style:family="text">
      <style:text-properties officeooo:rsid="00159c53"/>
    </style:style>
    <style:style style:name="T5" style:family="text">
      <style:text-properties officeooo:rsid="001a6c6f"/>
    </style:style>
    <style:style style:name="T6" style:family="text">
      <style:text-properties officeooo:rsid="001d0075"/>
    </style:style>
    <style:style style:name="T7" style:family="text">
      <style:text-properties officeooo:rsid="0020500d"/>
    </style:style>
    <style:style style:name="T8" style:family="text">
      <style:text-properties officeooo:rsid="00243b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e<text:span text:style-name="T1">s</text:span>upuesto<text:span text:style-name="T1">s</text:span> Imprenta Bavaria</text:p>
      <text:h text:style-name="P4" text:outline-level="2">Papel</text:h>
      <text:p text:style-name="P2">Primero mencionar tamaño mas grande</text:p>
      <text:h text:style-name="Heading_20_3" text:outline-level="3">Tamaños mínimos</text:h>
      <text:list xml:id="list797890546" text:style-name="L1">
        <text:list-item>
          <text:p text:style-name="P5">GTO 4 colores: 21,6x15,8</text:p>
        </text:list-item>
      </text:list>
      <text:h text:style-name="Heading_20_3" text:outline-level="3">Tamaños</text:h>
      <text:list xml:id="list1791214382" text:style-name="L2">
        <text:list-item>
          <text:list>
            <text:list-item>
              <text:p text:style-name="P7">95x65 (A2, A3, A4) (todo tipo de papel menos autocopy y comercial color)</text:p>
              <text:list>
                <text:list-item>
                  <text:p text:style-name="P8">GTO 4 colores:</text:p>
                  <text:list>
                    <text:list-item>
                      <text:p text:style-name="P8">47,5x32,5 (A3) (2x2)</text:p>
                    </text:list-item>
                    <text:list-item>
                      <text:p text:style-name="P10">31,6x21,6 (3x3)</text:p>
                    </text:list-item>
                    <text:list-item>
                      <text:p text:style-name="P10">23,7x16,2 (4x4)</text:p>
                    </text:list-item>
                    <text:list-item>
                      <text:p text:style-name="P10">19x13 (5x5)</text:p>
                    </text:list-item>
                    <text:list-item>
                      <text:p text:style-name="P13">15,8x10,8 (6x6)</text:p>
                    </text:list-item>
                    <text:list-item>
                      <text:p text:style-name="P6">Y todas las combinaciones</text:p>
                      <text:list>
                        <text:list-item>
                          <text:p text:style-name="P11">32,5x23,7 (A4) (4horizx2vertical)</text:p>
                        </text:list-item>
                        <text:list-item>
                          <text:p text:style-name="P12">47,5x21,6 <text:s/>(2horizx3vertical)</text:p>
                        </text:list-item>
                        <text:list-item>
                          <text:p text:style-name="P11">41,3x23,7 (4arribavertical, 2abajohorizontal) (dejarlo x ahora)</text:p>
                        </text:list-item>
                        <text:list-item>
                          <text:p text:style-name="P14">2x2, 2x3, 2x4, 2x5, 2x6</text:p>
                        </text:list-item>
                        <text:list-item>
                          <text:p text:style-name="P14">3x2, 3x3, 3x4, 3x5, 3x6</text:p>
                        </text:list-item>
                        <text:list-item>
                          <text:p text:style-name="P14">4x2, 4x3, 4x4, etc</text:p>
                        </text:list-item>
                        <text:list-item>
                          <text:p text:style-name="P14">5x2, 5x3, etc</text:p>
                        </text:list-item>
                        <text:list-item>
                          <text:p text:style-name="P14">6x2, 6x3, etc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72x92 (solo obra y autocopy y comercial color)</text:p>
              <text:list>
                <text:list-item>
                  <text:p text:style-name="P15">GTO 4 colores</text:p>
                  <text:list>
                    <text:list-item>
                      <text:p text:style-name="P15">Todas las combinaciones</text:p>
                    </text:list-item>
                  </text:list>
                </text:list-item>
              </text:list>
            </text:list-item>
            <text:list-item>
              <text:p text:style-name="P7">63x88 (tamaños mas chicos) <text:span text:style-name="T7">(Ilustración y obra)</text:span></text:p>
              <text:list>
                <text:list-item>
                  <text:p text:style-name="P16">GTO 4 colores:</text:p>
                  <text:list>
                    <text:list-item>
                      <text:p text:style-name="P16"><text:soft-page-break/>44x31,5 <text:span text:style-name="T4">(2x2)</text:span></text:p>
                    </text:list-item>
                    <text:list-item>
                      <text:p text:style-name="P10">33x21</text:p>
                    </text:list-item>
                    <text:list-item>
                      <text:p text:style-name="P15">Todas las combinaciones</text:p>
                    </text:list-item>
                  </text:list>
                </text:list-item>
              </text:list>
            </text:list-item>
            <text:list-item>
              <text:p text:style-name="P7">72x102 (tamaños mas grandes) <text:span text:style-name="T7">(Ilustración)</text:span></text:p>
              <text:list>
                <text:list-header>
                  <text:p text:style-name="P8">GTO 4 colores:</text:p>
                  <text:list>
                    <text:list-item>
                      <text:p text:style-name="P9">51x36</text:p>
                    </text:list-item>
                    <text:list-item>
                      <text:p text:style-name="P9"><text:span text:style-name="T7">Todas las combinaciones</text:span> </text:p>
                    </text:list-item>
                  </text:list>
                </text:list-header>
              </text:list>
            </text:list-item>
            <text:list-item>
              <text:p text:style-name="P7">74x110 (<text:span text:style-name="T2">se usa </text:span>si no se consigue 72x102) <text:span text:style-name="T7">(Obra y Ilustración)</text:span></text:p>
              <text:list>
                <text:list-item>
                  <text:p text:style-name="P15">GTO 4 colores</text:p>
                  <text:list>
                    <text:list-item>
                      <text:p text:style-name="P15">Todas las combinaciones</text:p>
                    </text:list-item>
                  </text:list>
                </text:list-item>
              </text:list>
            </text:list-item>
            <text:list-item>
              <text:p text:style-name="P7">otros</text:p>
            </text:list-item>
          </text:list>
        </text:list-item>
      </text:list>
      <text:h text:style-name="Heading_20_3" text:outline-level="3">Bordes <text:span text:style-name="T5">pliego</text:span></text:h>
      <text:list xml:id="list1850852521" text:style-name="L3">
        <text:list-item>
          <text:p text:style-name="P17">Arriba <text:span text:style-name="T8">(pinza, parte ancha)</text:span>: 1,8 </text:p>
        </text:list-item>
        <text:list-item>
          <text:p text:style-name="P18">Abajo <text:span text:style-name="T8">(parte ancha)</text:span>: 0,8</text:p>
        </text:list-item>
        <text:list-item>
          <text:p text:style-name="P17">Izqda <text:span text:style-name="T8">(parte angosta)</text:span>: 0,5</text:p>
        </text:list-item>
        <text:list-item>
          <text:p text:style-name="P17">Dcha <text:span text:style-name="T8">(parte angosta)</text:span>: 0,5</text:p>
        </text:list-item>
      </text:list>
      <text:p text:style-name="P1"/>
      <text:h text:style-name="Heading_20_3" text:outline-level="3">Calcular </text:h>
      <text:list xml:id="list3996420061" text:style-name="L4">
        <text:list-item>
          <text:p text:style-name="P20">Ctd. de poses que entran en pliego (en horizontal y vertical) y resto que sobra al usar todas las combinaciones de cada uno de los tamaños de pliego disponibles. <text:s/>Usar combinación de tamaño que tenga menor resto. <text:s/>Respetar tamaño mínimo.</text:p>
        </text:list-item>
        <text:list-item>
          <text:p text:style-name="P21">Ctd. de pliegos x hoja </text:p>
          <text:list>
            <text:list-item>
              <text:p text:style-name="P24">Para GTO 4 colores: </text:p>
              <text:list>
                <text:list-item>
                  <text:p text:style-name="P25">Ver combinaciones de tamaños arriba</text:p>
                </text:list-item>
              </text:list>
            </text:list-item>
          </text:list>
        </text:list-item>
        <text:list-item>
          <text:p text:style-name="P22">Ctd. de hojas que hacen falta </text:p>
          <text:list>
            <text:list-item>
              <text:p text:style-name="P23">Calculado: </text:p>
              <text:list>
                <text:list-item>
                  <text:p text:style-name="P26">Pliegos = <text:span text:style-name="T6">(</text:span>Ctd. <text:span text:style-name="T6">total) </text:span>/ (poses x pliego)</text:p>
                </text:list-item>
                <text:list-item>
                  <text:p text:style-name="P26">Hojas = (Pliegos+Demasía) <text:s/>/ (Ctd. de pliegos x hoja)</text:p>
                </text:list-item>
              </text:list>
            </text:list-item>
            <text:list-item>
              <text:p text:style-name="P22">Demasía</text:p>
              <text:list>
                <text:list-item>
                  <text:p text:style-name="P19">-<text:span text:style-name="T3">500 pliegos: 60 pliegos</text:span></text:p>
                </text:list-item>
                <text:list-item>
                  <text:p text:style-name="P22"><text:soft-page-break/>500-2000 pliegos: 80 pliegos</text:p>
                </text:list-item>
                <text:list-item>
                  <text:p text:style-name="P22">+2000 pliegos: 100 pliego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5T16:56:18.087823327</meta:creation-date>
    <dc:date>2020-04-18T21:02:37.273816774</dc:date>
    <meta:editing-duration>PT4H2M3S</meta:editing-duration>
    <meta:editing-cycles>20</meta:editing-cycles>
    <meta:generator>LibreOffice/6.3.5.2$Linux_X86_64 LibreOffice_project/30$Build-2</meta:generator>
    <meta:document-statistic meta:table-count="0" meta:image-count="0" meta:object-count="0" meta:page-count="3" meta:paragraph-count="56" meta:word-count="298" meta:character-count="1602" meta:non-whitespace-character-count="1398"/>
  </office:meta>
</office:document-meta>
</file>